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6pt"/>
    </style:style>
    <style:style style:name="co3" style:family="table-column">
      <style:table-column-properties fo:break-before="auto" style:column-width="81.24pt"/>
    </style:style>
    <style:style style:name="co4" style:family="table-column">
      <style:table-column-properties fo:break-before="auto" style:column-width="68.66pt"/>
    </style:style>
    <style:style style:name="co5" style:family="table-column">
      <style:table-column-properties fo:break-before="auto" style:column-width="84.81pt"/>
    </style:style>
    <style:style style:name="co6" style:family="table-column">
      <style:table-column-properties fo:break-before="auto" style:column-width="128.24pt"/>
    </style:style>
    <style:style style:name="co7" style:family="table-column">
      <style:table-column-properties fo:break-before="auto" style:column-width="266.6pt"/>
    </style:style>
    <style:style style:name="co8" style:family="table-column">
      <style:table-column-properties fo:break-before="auto" style:column-width="245.91pt"/>
    </style:style>
    <style:style style:name="co9" style:family="table-column">
      <style:table-column-properties fo:break-before="auto" style:column-width="187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e8f2a1" style:text-align-source="fix" style:repeat-content="false" fo:border-left="none" fo:border-right="none" fo:border-top="0.06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9" style:family="table-cell" style:parent-style-name="Default">
      <style:table-cell-properties fo:border-bottom="0.06pt solid #000000" fo:background-color="#e8f2a1" style:text-align-source="fix" style:repeat-content="false" fo:border-left="none" fo:border-right="0.06pt solid #000000" fo:border-top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5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order #</text:p>
          </table:table-cell>
          <table:table-cell table:style-name="ce4" office:value-type="string" calcext:value-type="string">
            <text:p>Farnell Order #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9" office:value-type="string" calcext:value-type="string">
            <text:p>Description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1867985" calcext:value-type="float">
            <text:p>1867985</text:p>
          </table:table-cell>
          <table:table-cell/>
          <table:table-cell table:number-columns-repeated="2" office:value-type="float" office:value="430471025826" calcext:value-type="float">
            <text:p>430471025826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WS-TASV SMT Washable Tact Switch 6x6 mm</text:p>
          </table:table-cell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2322069" calcext:value-type="float">
            <text:p>2322069</text:p>
          </table:table-cell>
          <table:table-cell/>
          <table:table-cell office:value-type="string" calcext:value-type="string">
            <text:p>WL-SMCW_0603_150060BS75000</text:p>
          </table:table-cell>
          <table:table-cell office:value-type="string" calcext:value-type="string">
            <text:p>WL-SMCW_0603</text:p>
          </table:table-cell>
          <table:table-cell office:value-type="string" calcext:value-type="string">
            <text:p>D2, D3, D5</text:p>
          </table:table-cell>
          <table:table-cell office:value-type="string" calcext:value-type="string">
            <text:p>WL-SMCW SMT Mono-color Chip LED Waterclea</text:p>
          </table:table-cell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2322072" calcext:value-type="float">
            <text:p>2322072</text:p>
          </table:table-cell>
          <table:table-cell/>
          <table:table-cell office:value-type="string" calcext:value-type="string">
            <text:p>WL-SMCW_0603_150060SS75000</text:p>
          </table:table-cell>
          <table:table-cell office:value-type="string" calcext:value-type="string">
            <text:p>WL-SMCW_0603</text:p>
          </table:table-cell>
          <table:table-cell office:value-type="string" calcext:value-type="string">
            <text:p>DRIVER1:D1, DRIVER2:D1, DRIVER3:D1</text:p>
          </table:table-cell>
          <table:table-cell office:value-type="string" calcext:value-type="string">
            <text:p>WL-SMCW SMT Mono-color Chip LED Waterclea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2302574" calcext:value-type="float">
            <text:p>2302574</text:p>
          </table:table-cell>
          <table:table-cell table:style-name="ce8" office:value-type="float" office:value="280" calcext:value-type="float">
            <text:p>280</text:p>
          </table:table-cell>
          <table:table-cell office:value-type="string" calcext:value-type="string">
            <text:p>R-US_CHIP-0402(1005-METRIC)</text:p>
          </table:table-cell>
          <table:table-cell office:value-type="string" calcext:value-type="string">
            <text:p>RESC1005X4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2332546" calcext:value-type="float">
            <text:p>2332546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6" office:value-type="float" office:value="1414625" calcext:value-type="float">
            <text:p>1414625</text:p>
          </table:table-cell>
          <table:table-cell office:value-type="string" calcext:value-type="string">
            <text:p>0.022u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DRIVER1:C1, DRIVER2:C1, DRIVER3:C1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5" office:value-type="float" office:value="2429351" calcext:value-type="float">
            <text:p>242935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CHIP-0402(1005-METRIC)</text:p>
          </table:table-cell>
          <table:table-cell office:value-type="string" calcext:value-type="string">
            <text:p>CAPC1005X60</text:p>
          </table:table-cell>
          <table:table-cell office:value-type="string" calcext:value-type="string">
            <text:p>C2, C4, C5, C9, C10, C11, C14, C16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5" office:value-type="float" office:value="1301713" calcext:value-type="float">
            <text:p>130171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DRIVER1:C2, DRIVER1:C3, DRIVER2:C2, DRIVER2:C3, DRIVER3:C2, DRIVER3:C3, REGULATOR1:C5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2749808" calcext:value-type="float">
            <text:p>2749808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REGULATOR1:C1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6" office:value-type="float" office:value="1652854" calcext:value-type="float">
            <text:p>1652854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-US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6" office:value-type="float" office:value="3495223" calcext:value-type="float">
            <text:p>34952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US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4, R7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2466235" calcext:value-type="float">
            <text:p>2466235</text:p>
          </table:table-cell>
          <table:table-cell office:value-type="string" calcext:value-type="string">
            <text:p>100 <text:s/>µF </text:p>
          </table:table-cell>
          <table:table-cell office:value-type="string" calcext:value-type="string">
            <text:p>WCAP-ASLL_8X10.5_865060653010</text:p>
          </table:table-cell>
          <table:table-cell office:value-type="string" calcext:value-type="string">
            <text:p>WCAP-ASLL_8X10.5(DXL)</text:p>
          </table:table-cell>
          <table:table-cell office:value-type="string" calcext:value-type="string">
            <text:p>DRIVER1:C4, DRIVER2:C4, DRIVER3:C4</text:p>
          </table:table-cell>
          <table:table-cell office:value-type="string" calcext:value-type="string">
            <text:p>WCAP-ASLL Aluminium Electrolytic Capacitors</text:p>
          </table:table-cell>
          <table:table-cell table:number-columns-repeated="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float" office:value="1469649" calcext:value-type="float">
            <text:p>14696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EGULATOR1:R1, REGULATOR1:R3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5" office:value-type="float" office:value="2834943" calcext:value-type="float">
            <text:p>283494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CHIP-1210(3225-METRIC)</text:p>
          </table:table-cell>
          <table:table-cell office:value-type="string" calcext:value-type="string">
            <text:p>CAPC3225X135</text:p>
          </table:table-cell>
          <table:table-cell office:value-type="string" calcext:value-type="string">
            <text:p>C8, DRIVER1:C5, DRIVER2:C5, DRIVER3:C5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1635944" calcext:value-type="float">
            <text:p>1635944</text:p>
          </table:table-cell>
          <table:table-cell office:value-type="string" calcext:value-type="string">
            <text:p>15uH</text:p>
          </table:table-cell>
          <table:table-cell office:value-type="string" calcext:value-type="string">
            <text:p>WE-PD_1210_7447709150</text:p>
          </table:table-cell>
          <table:table-cell office:value-type="string" calcext:value-type="string">
            <text:p>WE-PD_1210</text:p>
          </table:table-cell>
          <table:table-cell office:value-type="string" calcext:value-type="string">
            <text:p>REGULATOR1:L1</text:p>
          </table:table-cell>
          <table:table-cell office:value-type="string" calcext:value-type="string">
            <text:p>WE-PD SMT Power Inductor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2522396" calcext:value-type="float">
            <text:p>252239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2479893" calcext:value-type="float">
            <text:p>247989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CHIP-0805(2012-METRIC)</text:p>
          </table:table-cell>
          <table:table-cell office:value-type="string" calcext:value-type="string">
            <text:p>CAPC2012X110</text:p>
          </table:table-cell>
          <table:table-cell office:value-type="string" calcext:value-type="string">
            <text:p>REGULATOR1:C4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6" office:value-type="float" office:value="2346896" calcext:value-type="float">
            <text:p>2346896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2694062" calcext:value-type="float">
            <text:p>269406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-US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DRIVER1:R2, DRIVER2:R2, DRIVER3:R2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1527615" calcext:value-type="float">
            <text:p>152761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-US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DRIVER1:R1, DRIVER2:R1, DRIVER3:R1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5" office:value-type="string" calcext:value-type="string">
            <text:p>*</text:p>
          </table:table-cell>
          <table:table-cell table:number-columns-repeated="3" office:value-type="string" calcext:value-type="string">
            <text:p>215079-4</text:p>
          </table:table-cell>
          <table:table-cell office:value-type="string" calcext:value-type="string">
            <text:p>J2, J4, J5, J6, J8, J9, J10, J11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1527625" calcext:value-type="float">
            <text:p>1527625</text:p>
          </table:table-cell>
          <table:table-cell office:value-type="string" calcext:value-type="string">
            <text:p>24.9k</text:p>
          </table:table-cell>
          <table:table-cell office:value-type="string" calcext:value-type="string">
            <text:p>R-US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EGULATOR1:R2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2908301" calcext:value-type="float">
            <text:p>2908301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R-US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DRIVER1:R3, DRIVER2:R3, DRIVER3:R3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1572625" calcext:value-type="float">
            <text:p>157262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CHIP-0603(1608-METRIC)</text:p>
          </table:table-cell>
          <table:table-cell office:value-type="string" calcext:value-type="string">
            <text:p>CAPC1608X85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float" office:value="3228181" calcext:value-type="float">
            <text:p>322818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_CHIP-0805(2012-METRIC)</text:p>
          </table:table-cell>
          <table:table-cell office:value-type="string" calcext:value-type="string">
            <text:p>CAPC2012X110</text:p>
          </table:table-cell>
          <table:table-cell office:value-type="string" calcext:value-type="string">
            <text:p>REGULATOR1:C2, REGULATOR1:C3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1797018" calcext:value-type="float">
            <text:p>1797018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C_CHIP-1210(3225-METRIC)</text:p>
          </table:table-cell>
          <table:table-cell office:value-type="string" calcext:value-type="string">
            <text:p>CAPC3225X135</text:p>
          </table:table-cell>
          <table:table-cell office:value-type="string" calcext:value-type="string">
            <text:p>REGULATOR1:C6, REGULATOR1:C7, REGULATOR1:C8</text:p>
          </table:table-cell>
          <table:table-cell office:value-type="string" calcext:value-type="string">
            <text:p>Capacitor - Generic</text:p>
          </table:table-cell>
          <table:table-cell table:number-columns-repeated="5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float" office:value="2908323" calcext:value-type="float">
            <text:p>2908323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-US_CHIP-0603(1608-METRIC)</text:p>
          </table:table-cell>
          <table:table-cell office:value-type="string" calcext:value-type="string">
            <text:p>RESC1608X60</text:p>
          </table:table-cell>
          <table:table-cell office:value-type="string" calcext:value-type="string">
            <text:p>R2, R3, R5</text:p>
          </table:table-cell>
          <table:table-cell office:value-type="string" calcext:value-type="string">
            <text:p>Resistor Fixed - ANSI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824011" calcext:value-type="float">
            <text:p>824011</text:p>
          </table:table-cell>
          <table:table-cell office:value-type="string" calcext:value-type="string">
            <text:p>5Vdc</text:p>
          </table:table-cell>
          <table:table-cell office:value-type="string" calcext:value-type="string">
            <text:p>WE-TVS-HS_SOT23-5L_824011</text:p>
          </table:table-cell>
          <table:table-cell office:value-type="string" calcext:value-type="string">
            <text:p>WE-TVS_SOT23-5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WE-TVS TVS Diode – High Speed Series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2470822" calcext:value-type="float">
            <text:p>2470822</text:p>
          </table:table-cell>
          <table:table-cell table:number-columns-repeated="3" office:value-type="float" office:value="629105150521" calcext:value-type="float">
            <text:p>62910515052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ype B with Pegs, High Current at Pin 1 &amp; Pin 5 Micro USB 2.0 SMT Type B Horizontal 5 Contacts High Current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3438512" calcext:value-type="float">
            <text:p>3438512</text:p>
          </table:table-cell>
          <table:table-cell table:number-columns-repeated="3" office:value-type="string" calcext:value-type="string">
            <text:p>BUK6Y10-30P</text:p>
          </table:table-cell>
          <table:table-cell office:value-type="string" calcext:value-type="string">
            <text:p>Q1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DRV8874</text:p>
          </table:table-cell>
          <table:table-cell office:value-type="string" calcext:value-type="string">
            <text:p>SOP65P640X120-17T246X355N</text:p>
          </table:table-cell>
          <table:table-cell office:value-type="string" calcext:value-type="string">
            <text:p>DRIVER1:U1, DRIVER2:U1, DRIVER3:U1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*</text:p>
          </table:table-cell>
          <table:table-cell table:number-columns-repeated="3" office:value-type="string" calcext:value-type="string">
            <text:p>FTSH-105-01-XXX-DV-K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0.05"x0.05" DOUBLE ROW SMT STRIP ASSEMBLY.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95-LMR36520ADDAR</text:p>
          </table:table-cell>
          <table:table-cell table:style-name="ce5"/>
          <table:table-cell table:number-columns-repeated="2" office:value-type="string" calcext:value-type="string">
            <text:p>LMR36520ADDAR</text:p>
          </table:table-cell>
          <table:table-cell office:value-type="string" calcext:value-type="string">
            <text:p>SOIC127P600X170-9T240X310N</text:p>
          </table:table-cell>
          <table:table-cell office:value-type="string" calcext:value-type="string">
            <text:p>REGULATOR1:U1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2751377" calcext:value-type="float">
            <text:p>2751377</text:p>
          </table:table-cell>
          <table:table-cell table:number-columns-repeated="2" office:value-type="string" calcext:value-type="string">
            <text:p>PINHD-2X3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IN HEADER</text:p>
          </table:table-cell>
          <table:table-cell table:number-columns-repeated="5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SI8660BB-IU</text:p>
          </table:table-cell>
          <table:table-cell office:value-type="string" calcext:value-type="string">
            <text:p>SOP63P600X175-16N</text:p>
          </table:table-cell>
          <table:table-cell office:value-type="string" calcext:value-type="string">
            <text:p>U2, U3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STM32G431KB</text:p>
          </table:table-cell>
          <table:table-cell office:value-type="string" calcext:value-type="string">
            <text:p>QFP80P900X900X160-32N</text:p>
          </table:table-cell>
          <table:table-cell office:value-type="string" calcext:value-type="string">
            <text:p>U1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*</text:p>
          </table:table-cell>
          <table:table-cell table:number-columns-repeated="2" office:value-type="string" calcext:value-type="string">
            <text:p>TLV702</text:p>
          </table:table-cell>
          <table:table-cell office:value-type="string" calcext:value-type="string">
            <text:p>TPS709</text:p>
          </table:table-cell>
          <table:table-cell office:value-type="string" calcext:value-type="string">
            <text:p>U5</text:p>
          </table:table-cell>
          <table:table-cell table:number-columns-repeated="5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5" office:value-type="float" office:value="2494345" calcext:value-type="float">
            <text:p>2494345</text:p>
          </table:table-cell>
          <table:table-cell table:number-columns-repeated="3" office:value-type="string" calcext:value-type="string">
            <text:p>ULTRA-FIT-2PIN</text:p>
          </table:table-cell>
          <table:table-cell office:value-type="string" calcext:value-type="string">
            <text:p>DRIVER1:J1, DRIVER2:J1, DRIVER3:J1, J7</text:p>
          </table:table-cell>
          <table:table-cell office:value-type="string" calcext:value-type="string">
            <text:p>172286-1102</text:p>
          </table:table-cell>
          <table:table-cell table:number-columns-repeated="5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*</text:p>
          </table:table-cell>
          <table:table-cell/>
          <table:table-cell table:style-name="Default"/>
          <table:table-cell office:value-type="string" calcext:value-type="string">
            <text:p>IR diode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*</text:p>
          </table:table-cell>
          <table:table-cell/>
          <table:table-cell table:style-name="Default"/>
          <table:table-cell office:value-type="string" calcext:value-type="string">
            <text:p>IS471FE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5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15079-4 connector housing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5" office:value-type="float" office:value="1654804" calcext:value-type="float">
            <text:p>1654804</text:p>
          </table:table-cell>
          <table:table-cell table:number-columns-repeated="2"/>
          <table:table-cell office:value-type="string" calcext:value-type="string">
            <text:p>jumper</text:p>
          </table:table-cell>
          <table:table-cell table:number-columns-repeated="5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5" office:value-type="float" office:value="3225241" calcext:value-type="float">
            <text:p>3225241</text:p>
          </table:table-cell>
          <table:table-cell table:number-columns-repeated="2"/>
          <table:table-cell office:value-type="string" calcext:value-type="string">
            <text:p>ULTRA-FIT-2PIN connector housing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5" office:value-type="float" office:value="3220453" calcext:value-type="float">
            <text:p>3220453</text:p>
          </table:table-cell>
          <table:table-cell office:value-type="string" calcext:value-type="string">
            <text:p>16-18awg, tin</text:p>
          </table:table-cell>
          <table:table-cell/>
          <table:table-cell office:value-type="string" calcext:value-type="string">
            <text:p>crimp terminal</text:p>
          </table:table-cell>
          <table:table-cell table:number-columns-repeated="59"/>
        </table:table-row>
        <table:table-row table:style-name="ro1" table:number-rows-repeated="1048530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9:03:38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7T14:20:12.953000000</meta:creation-date>
    <dc:date>2020-11-17T19:22:35.171000000</dc:date>
    <meta:editing-duration>PT52M55S</meta:editing-duration>
    <meta:editing-cycles>7</meta:editing-cycles>
    <meta:generator>LibreOffice/6.3.3.2$Windows_X86_64 LibreOffice_project/a64200df03143b798afd1ec74a12ab50359878ed</meta:generator>
    <meta:document-statistic meta:table-count="1" meta:cell-count="283" meta:object-count="0"/>
    <meta:user-defined meta:name="qrichtext">1</meta:user-defined>
  </office:meta>
</office:document-meta>
</file>